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2:02:33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39:19.848000000</meta:creation-date>
    <dc:date>2019-09-10T12:02:51.494000000</dc:date>
    <meta:editing-duration>PT5M10S</meta:editing-duration>
    <meta:editing-cycles>2</meta:editing-cycles>
    <meta:generator>LibreOffice/6.0.3.2$Windows_X86_64 LibreOffice_project/8f48d515416608e3a835360314dac7e47fd0b821</meta:generator>
    <meta:document-statistic meta:table-count="1" meta:cell-count="3001" meta:object-count="0"/>
  </office:meta>
</office:document-meta>
</file>